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框1" text:anchor-type="paragraph" svg:width="3.611cm" svg:height="3.611cm" draw:z-index="0"><draw:text-box><text:p text:style-name="Frame_20_contents"><text:placeholder text:placeholder-type="image">&lt;$image1&gt;</text:placeholder></text:p></draw:text-box></draw:frame><draw:frame draw:style-name="fr1" draw:name="框2" text:anchor-type="paragraph" svg:width="3.611cm" svg:height="3.611cm" draw:z-index="1"><draw:text-box><text:p text:style-name="Frame_20_contents"><text:placeholder text:placeholder-type="image">&lt;$image1&gt;</text:placeholder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54S</meta:editing-duration>
    <meta:editing-cycles>23</meta:editing-cycles>
    <meta:generator>LibreOffice/3.4$Win32 LibreOffice_project/340m1$Build-12</meta:generator>
    <dc:date>2011-12-30T22:58:37.40</dc:date>
    <meta:document-statistic meta:table-count="0" meta:image-count="0" meta:object-count="0" meta:page-count="1" meta:paragraph-count="0" meta:word-count="2" meta:character-count="18" meta:non-whitespace-character-count="18"/>
    <meta:user-defined meta:name="Info 1"/>
    <meta:user-defined meta:name="Info 2"/>
    <meta:user-defined meta:name="Info 3"/>
    <meta:user-defined meta:name="Info 4"/>
  </office:meta>
</office:document-meta>
</file>